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a2a78" officeooo:paragraph-rsid="001a2a78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1a2a78" officeooo:paragraph-rsid="001a2a78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actical: Domain analysis &amp; MSA of <text:span text:style-name="Strong_20_Emphasis">Arabidopsis thaliana</text:span> sulfate transporter (SULTR1;2)</text:h>
      <text:p text:style-name="Text_20_body"><text:span text:style-name="Strong_20_Emphasis">Learning goals</text:span></text:p>
      <text:list xml:id="list2153943980" text:style-name="L1">
        <text:list-item>
          <text:p text:style-name="P4">Identify conserved domains in a plant sulfate transporter using CDD and family-clustering resources.</text:p>
        </text:list-item>
        <text:list-item>
          <text:p text:style-name="P4">Map domain boundaries (e.g., SulP / Sulfate permease and STAS domain) and interpret functional residues.</text:p>
        </text:list-item>
        <text:list-item>
          <text:p text:style-name="P4">Produce a multiple sequence alignment of related SULTR proteins and detect conserved motifs (TM helices, STAS C-terminal domain).</text:p>
        </text:list-item>
      </text:list>
      <text:p text:style-name="Text_20_body"><text:span text:style-name="Strong_20_Emphasis">Target sequence (examples / accessions you can use)</text:span></text:p>
      <text:list xml:id="list779110174" text:style-name="L2">
        <text:list-item>
          <text:p text:style-name="P5"><text:span text:style-name="Strong_20_Emphasis">SULTR1;2 (Arabidopsis thaliana)</text:span> — RefSeq / Gene pages list RefSeq protein <text:span text:style-name="Strong_20_Emphasis">NP_565166.1</text:span> and UniProt entries (e.g., <text:span text:style-name="Strong_20_Emphasis">Q9MAX3</text:span> / related accessions). <text:a xlink:type="simple" xlink:href="https://www.ncbi.nlm.nih.gov/gene?Cmd=DetailsSearch&amp;Db=gene&amp;Term=844135&amp;utm_source=chatgpt.com" office:target-frame-name="_blank" xlink:show="new" text:style-name="Internet_20_link" text:visited-style-name="Visited_20_Internet_20_Link">NCBI</text:a><text:a xlink:type="simple" xlink:href="https://www.uniprot.org/uniprot/Q9MAX3?utm_source=chatgpt.com" office:target-frame-name="_blank" xlink:show="new" text:style-name="Internet_20_link" text:visited-style-name="Visited_20_Internet_20_Link">UniProt</text:a></text:p>
        </text:list-item>
        <text:list-item>
          <text:p text:style-name="P5">Useful relatives for MSA: <text:span text:style-name="Strong_20_Emphasis">SULTR1;1</text:span>, <text:span text:style-name="Strong_20_Emphasis">SULTR1;3</text:span>, and one more (e.g., <text:span text:style-name="Strong_20_Emphasis">SULTR4;1</text:span>) — UniProt / RefSeq accessions available from the literature. <text:a xlink:type="simple" xlink:href="https://www.uniprot.org/uniprotkb/Q9SAY1/entry?utm_source=chatgpt.com" office:target-frame-name="_blank" xlink:show="new" text:style-name="Internet_20_link" text:visited-style-name="Visited_20_Internet_20_Link">UniProt</text:a><text:a xlink:type="simple" xlink:href="https://pmc.ncbi.nlm.nih.gov/articles/PMC166910/?utm_source=chatgpt.com" office:target-frame-name="_blank" xlink:show="new" text:style-name="Internet_20_link" text:visited-style-name="Visited_20_Internet_20_Link">PMC</text:a></text:p>
        </text:list-item>
      </text:list>
      <text:p text:style-name="Quotations">Note: SULTR proteins belong to the SulP / SLC26A (SulP) transporter family and contain a C-terminal <text:span text:style-name="Strong_20_Emphasis">STAS</text:span> regulatory domain — both are key things you should see in CDD/ProDom/InterPro results. </text:p>
      <text:p text:style-name="Standard"/>
      <text:p text:style-name="Standard"/>
      <text:p text:style-name="Standard"/>
      <text:p text:style-name="P3">Sequence</text:p>
      <text:p text:style-name="P1">&gt;sp|Q9MAX3|SUT12_ARATH Sulfate transporter 1.2 OS=Arabidopsis thaliana OX=3702 GN=SULTR1;2 PE=1 SV=1</text:p>
      <text:p text:style-name="Preformatted_20_Text">MSSRAHPVDGSPATDGGHVPMKPSPTRHKVGIPPKQNMFKDFMYTFKETFFHDDPLRDFK</text:p>
      <text:p text:style-name="Preformatted_20_Text">DQPKSKQFMLGLQSVFPVFDWGRNYTFKKFRGDLISGLTIASLCIPQDIGYAKLANLDPK</text:p>
      <text:p text:style-name="Preformatted_20_Text">YGLYSSFVPPLVYACMGSSRDIAIGPVAVVSLLLGTLLRAEIDPNTSPDEYLRLAFTATF</text:p>
      <text:p text:style-name="Preformatted_20_Text">FAGITEAALGFFRLGFLIDFLSHAAVVGFMGGAAITIALQQLKGFLGIKKFTKKTDIISV</text:p>
      <text:p text:style-name="Preformatted_20_Text">LESVFKAAHHGWNWQTILIGASFLTFLLTSKIIGKKSKKLFWVPAIAPLISVIVSTFFVY</text:p>
      <text:p text:style-name="Preformatted_20_Text">ITRADKQGVQIVKHLDQGINPSSFHLIYFTGDNLAKGIRIGVVAGMVALTEAVAIGRTFA</text:p>
      <text:p text:style-name="Preformatted_20_Text">AMKDYQIDGNKEMVALGMMNVVGSMSSCYVATGSFSRSAVNFMAGCQTAVSNIIMSIVVL</text:p>
      <text:p text:style-name="Preformatted_20_Text">LTLLFLTPLFKYTPNAILAAIIINAVIPLIDIQAAILIFKVDKLDFIACIGAFFGVIFVS</text:p>
      <text:p text:style-name="Preformatted_20_Text">VEIGLLIAVSISFAKILLQVTRPRTAVLGNIPRTSVYRNIQQYPEATMVPGVLTIRVDSA</text:p>
      <text:p text:style-name="Preformatted_20_Text">IYFSNSNYVRERIQRWLHEEEEKVKAASLPRIQFLIIEMSPVTDIDTSGIHALEDLYKSL</text:p>
      <text:p text:style-name="P2">QKRDIQLILANPGPLVIGKLHLSHFADMLGQDNIYLTVADAVEACCPKLSNEV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05T12:33:27.025400333</meta:creation-date>
    <dc:date>2025-09-05T13:56:35.457661708</dc:date>
    <meta:editing-duration>PT42M45S</meta:editing-duration>
    <meta:editing-cycles>1</meta:editing-cycles>
    <meta:document-statistic meta:table-count="0" meta:image-count="0" meta:object-count="0" meta:page-count="1" meta:paragraph-count="22" meta:word-count="163" meta:character-count="1744" meta:non-whitespace-character-count="1604"/>
    <meta:generator>LibreOffice/6.4.7.2$Linux_X86_64 LibreOffice_project/40$Build-2</meta:generator>
  </office:meta>
</office:document-meta>
</file>